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cde6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e0e8d"/>
    </style:style>
    <style:style style:name="P15" style:family="paragraph" style:parent-style-name="Table_20_Contents">
      <style:text-properties officeooo:rsid="000e0e8d" officeooo:paragraph-rsid="000e0e8d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Heading_20_1" style:master-page-name="First_20_Page">
      <style:paragraph-properties style:page-number="auto"/>
      <style:text-properties officeooo:paragraph-rsid="000aea95"/>
    </style:style>
    <style:style style:name="P18" style:family="paragraph" style:parent-style-name="Table_20_Contents" style:list-style-name="L2">
      <style:text-properties officeooo:rsid="000e0e8d" officeooo:paragraph-rsid="000e0e8d"/>
    </style:style>
    <style:style style:name="P19" style:family="paragraph" style:parent-style-name="Table_20_Contents">
      <style:text-properties fo:font-weight="bold" officeooo:rsid="000f67fd" officeooo:paragraph-rsid="00117158" style:font-weight-asian="bold" style:font-weight-complex="bold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29342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fo:font-weight="normal" officeooo:rsid="0010740c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7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8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2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style:font-name="Arial" fo:font-size="14pt" fo:font-weight="bold" officeooo:rsid="000e0e8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5" style:family="text">
      <style:text-properties fo:font-size="8pt" style:font-size-asian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officeooo:rsid="0007ca5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50487344" text:id="ct14031945048734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51410608" text:id="ct1403194514106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1410816" text:id="ct14031945141081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7" text:outline-level="1"><text:change text:change-id="ct140319450487344"/>Adopted as a NMRA <text:span text:style-name="T20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9">Adopted</text:span> column in the <text:span text:style-name="T18">Version History</text:span> table below.</text:p>
      <text:h text:style-name="Heading_20_1" text:outline-level="1"><text:change text:change-id="ct140319451410608"/><text:change-start text:change-id="ct140319451410816"/>Version History<text:change-end text:change-id="ct14031945141081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</text:span></text:span><text:span text:style-name="Page_20_Number"><text:span text:style-name="T5">6</text:span></text:span></text:p>
          </table:table-cell>
          <table:table-cell table:style-name="Table2.A2" office:value-type="string">
            <text:p text:style-name="P19"><text:span text:style-name="Page_20_Number"><text:span text:style-name="T6">Feb 20, 2016</text:span></text:span></text:p>
          </table:table-cell>
          <table:table-cell table:style-name="Table2.C2" office:value-type="string">
            <text:p text:style-name="P15">Minor grammatical corrections and readability improvements as well as the following specific changes:</text:p>
            <text:list xml:id="list3369644280163269098" text:style-name="L2">
              <text:list-item>
                <text:p text:style-name="P18">Corrected inverted logic of <text:span text:style-name="T21">Bit 13 Special</text:span> in <text:span text:style-name="T21">2.3.1.1.1 MTI Bit-Fields</text:span> section</text:p>
              </text:list-item>
              <text:list-item>
                <text:p text:style-name="P18">Added discussion about removal of Message Size limits to <text:span text:style-name="T21">2.3.1.2 Message Content</text:span> section</text:p>
              </text:list-item>
              <text:list-item>
                <text:p text:style-name="P18">Added section <text:span text:style-name="T21">2.7.3.4.4 Example: Node obtaining local Alias from full Node ID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cde6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e0e8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4:37.127899811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T19H59M37S</meta:editing-duration>
    <meta:generator>LibreOffice/4.4.0.3$MacOSX_X86_64 LibreOffice_project/de093506bcdc5fafd9023ee680b8c60e3e0645d7</meta:generator>
    <dc:date>2016-02-27T16:24:37.000858000</dc:date>
    <meta:printed-by>Bob Jacobsen</meta:printed-by>
    <meta:print-date>2010-09-15T08:46:04</meta:print-date>
    <meta:document-statistic meta:table-count="2" meta:image-count="1" meta:object-count="0" meta:page-count="1" meta:paragraph-count="20" meta:word-count="140" meta:character-count="858" meta:non-whitespace-character-count="734"/>
  </office:meta>
</office:document-meta>
</file>